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2e02" officeooo:paragraph-rsid="000a2e02"/>
    </style:style>
    <style:style style:name="P2" style:family="paragraph" style:parent-style-name="Standard">
      <style:text-properties officeooo:rsid="000bc538" officeooo:paragraph-rsid="000bc538"/>
    </style:style>
    <style:style style:name="P3" style:family="paragraph" style:parent-style-name="Standard">
      <style:text-properties fo:font-size="14pt" officeooo:rsid="000a2e02" officeooo:paragraph-rsid="000a2e02" style:font-size-asian="14pt" style:font-size-complex="14pt"/>
    </style:style>
    <style:style style:name="P4" style:family="paragraph" style:parent-style-name="Standard">
      <style:text-properties fo:font-size="14pt" fo:font-weight="bold" officeooo:paragraph-rsid="000a2e0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ce5bf" officeooo:paragraph-rsid="000ce5b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ce5bf" officeooo:paragraph-rsid="000deb78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a2e02" officeooo:paragraph-rsid="000ce5b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bc538" officeooo:paragraph-rsid="000ce5b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14dfe" officeooo:paragraph-rsid="00114df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5095e" officeooo:paragraph-rsid="0015095e" style:font-size-asian="14pt" style:font-weight-asian="bold" style:font-size-complex="14pt" style:font-weight-complex="bold"/>
    </style:style>
    <style:style style:name="P11" style:family="paragraph" style:parent-style-name="Standard">
      <style:text-properties fo:font-weight="bold" officeooo:rsid="000a2e02" officeooo:paragraph-rsid="000a2e02" style:font-weight-asian="bold" style:font-weight-complex="bold"/>
    </style:style>
    <style:style style:name="P12" style:family="paragraph" style:parent-style-name="Standard">
      <style:text-properties fo:font-weight="bold" officeooo:rsid="000bc538" officeooo:paragraph-rsid="000bc538" style:font-weight-asian="bold" style:font-weight-complex="bold"/>
    </style:style>
    <style:style style:name="P13" style:family="paragraph" style:parent-style-name="Standard">
      <style:text-properties fo:font-weight="bold" officeooo:rsid="000ce5bf" officeooo:paragraph-rsid="000ce5bf" style:font-weight-asian="bold" style:font-weight-complex="bold"/>
    </style:style>
    <style:style style:name="P14" style:family="paragraph" style:parent-style-name="Standard">
      <style:text-properties fo:font-weight="bold" officeooo:rsid="000deb78" officeooo:paragraph-rsid="000deb78" style:font-weight-asian="bold" style:font-weight-complex="bold"/>
    </style:style>
    <style:style style:name="P15" style:family="paragraph" style:parent-style-name="Standard">
      <style:text-properties fo:font-weight="bold" officeooo:rsid="000f6df2" officeooo:paragraph-rsid="000f6df2" style:font-weight-asian="bold" style:font-weight-complex="bold"/>
    </style:style>
    <style:style style:name="P16" style:family="paragraph" style:parent-style-name="Standard">
      <style:text-properties officeooo:rsid="000ce5bf" officeooo:paragraph-rsid="000ce5bf"/>
    </style:style>
    <style:style style:name="P17" style:family="paragraph" style:parent-style-name="Standard">
      <style:text-properties officeooo:rsid="000deb78" officeooo:paragraph-rsid="000deb78"/>
    </style:style>
    <style:style style:name="P18" style:family="paragraph" style:parent-style-name="Standard">
      <style:text-properties fo:font-weight="normal" officeooo:rsid="000deb78" officeooo:paragraph-rsid="000deb78" style:font-weight-asian="normal" style:font-weight-complex="normal"/>
    </style:style>
    <style:style style:name="P19" style:family="paragraph" style:parent-style-name="Standard">
      <style:text-properties fo:font-weight="normal" officeooo:rsid="00102a94" officeooo:paragraph-rsid="000deb78" style:font-weight-asian="normal" style:font-weight-complex="normal"/>
    </style:style>
    <style:style style:name="P20" style:family="paragraph" style:parent-style-name="Standard">
      <style:text-properties officeooo:rsid="000f6df2" officeooo:paragraph-rsid="000f6df2"/>
    </style:style>
    <style:style style:name="P21" style:family="paragraph" style:parent-style-name="Standard">
      <style:paragraph-properties fo:text-align="center" style:justify-single-word="false"/>
      <style:text-properties fo:font-size="16pt" officeooo:rsid="000a2e02" officeooo:paragraph-rsid="000a2e02" style:font-size-asian="16pt" style:font-size-complex="16pt"/>
    </style:style>
    <style:style style:name="P22" style:family="paragraph" style:parent-style-name="Standard">
      <style:text-properties fo:font-size="16pt" fo:font-weight="bold" officeooo:rsid="00102a94" officeooo:paragraph-rsid="00102a94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rsid="00102a94" officeooo:paragraph-rsid="00102a94"/>
    </style:style>
    <style:style style:name="P24" style:family="paragraph" style:parent-style-name="Standard">
      <style:text-properties officeooo:rsid="00102a94" officeooo:paragraph-rsid="000a2e02"/>
    </style:style>
    <style:style style:name="P25" style:family="paragraph" style:parent-style-name="Standard">
      <style:text-properties officeooo:rsid="0010f3a7" officeooo:paragraph-rsid="0010f3a7"/>
    </style:style>
    <style:style style:name="P26" style:family="paragraph" style:parent-style-name="Standard">
      <style:text-properties officeooo:rsid="00114dfe" officeooo:paragraph-rsid="00114dfe"/>
    </style:style>
    <style:style style:name="P27" style:family="paragraph" style:parent-style-name="Standard">
      <style:text-properties officeooo:rsid="0012117e" officeooo:paragraph-rsid="0012117e"/>
    </style:style>
    <style:style style:name="P28" style:family="paragraph" style:parent-style-name="Standard">
      <style:text-properties officeooo:rsid="0013f636" officeooo:paragraph-rsid="0013f636"/>
    </style:style>
    <style:style style:name="P29" style:family="paragraph" style:parent-style-name="Standard">
      <style:text-properties officeooo:rsid="0015095e" officeooo:paragraph-rsid="0015095e"/>
    </style:style>
    <style:style style:name="P30" style:family="paragraph" style:parent-style-name="Standard">
      <style:text-properties officeooo:rsid="001606e6" officeooo:paragraph-rsid="001606e6"/>
    </style:style>
    <style:style style:name="P31" style:family="paragraph" style:parent-style-name="Standard">
      <style:text-properties officeooo:rsid="00164def" officeooo:paragraph-rsid="00164def"/>
    </style:style>
    <style:style style:name="P32" style:family="paragraph" style:parent-style-name="Standard">
      <style:text-properties officeooo:rsid="0017239f" officeooo:paragraph-rsid="0017239f"/>
    </style:style>
    <style:style style:name="P33" style:family="paragraph" style:parent-style-name="Header">
      <style:text-properties fo:font-size="10pt" officeooo:rsid="00154135" officeooo:paragraph-rsid="00154135" style:font-size-asian="10pt" style:font-size-complex="10pt"/>
    </style:style>
    <style:style style:name="P34" style:family="paragraph" style:parent-style-name="Heading_20_1">
      <style:paragraph-properties fo:break-before="page"/>
    </style:style>
    <style:style style:name="T1" style:family="text">
      <style:text-properties officeooo:rsid="000a2e02"/>
    </style:style>
    <style:style style:name="T2" style:family="text">
      <style:text-properties officeooo:rsid="000bc538"/>
    </style:style>
    <style:style style:name="T3" style:family="text">
      <style:text-properties officeooo:rsid="000ce5bf"/>
    </style:style>
    <style:style style:name="T4" style:family="text">
      <style:text-properties officeooo:rsid="000deb78"/>
    </style:style>
    <style:style style:name="T5" style:family="text">
      <style:text-properties officeooo:rsid="000f6df2"/>
    </style:style>
    <style:style style:name="T6" style:family="text">
      <style:text-properties officeooo:rsid="00102a94"/>
    </style:style>
    <style:style style:name="T7" style:family="text">
      <style:text-properties officeooo:rsid="0010f3a7"/>
    </style:style>
    <style:style style:name="T8" style:family="text">
      <style:text-properties officeooo:rsid="00114dfe"/>
    </style:style>
    <style:style style:name="T9" style:family="text">
      <style:text-properties officeooo:rsid="0012117e"/>
    </style:style>
    <style:style style:name="T10" style:family="text">
      <style:text-properties officeooo:rsid="0013f636"/>
    </style:style>
    <style:style style:name="T11" style:family="text">
      <style:text-properties officeooo:rsid="0015095e"/>
    </style:style>
    <style:style style:name="T12" style:family="text">
      <style:text-properties officeooo:rsid="0012f796"/>
    </style:style>
    <style:style style:name="T13" style:family="text">
      <style:text-properties officeooo:rsid="00164def"/>
    </style:style>
    <style:style style:name="T14" style:family="text">
      <style:text-properties officeooo:rsid="001a99df"/>
    </style:style>
    <style:style style:name="T15" style:family="text">
      <style:text-properties officeooo:rsid="001c1d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cow <text:span text:style-name="T14">version 1</text:span></text:p>
      <text:p text:style-name="P1"/>
      <text:p text:style-name="P29">Moscow analysis</text:p>
      <text:p text:style-name="P29"/>
      <text:p text:style-name="P29">Link to <text:a xlink:type="simple" xlink:href="#1.Must have|outline" text:style-name="Internet_20_link" text:visited-style-name="Visited_20_Internet_20_Link">Must Have</text:a></text:p>
      <text:p text:style-name="P29">Link to <text:a xlink:type="simple" xlink:href="#2.Should Have|outline" text:style-name="Internet_20_link" text:visited-style-name="Visited_20_Internet_20_Link">Should Have</text:a></text:p>
      <text:p text:style-name="P29">Link to <text:a xlink:type="simple" xlink:href="#3.Could Have|outline" text:style-name="Internet_20_link" text:visited-style-name="Visited_20_Internet_20_Link">Could Have</text:a></text:p>
      <text:p text:style-name="P29">Link to <text:a xlink:type="simple" xlink:href="#4.Wont Have|outline" text:style-name="Internet_20_link" text:visited-style-name="Visited_20_Internet_20_Link">Wont Have</text:a></text:p>
      <text:p text:style-name="P29"/>
      <text:p text:style-name="P29">Change log</text:p>
      <text:p text:style-name="P29"/>
      <text:p text:style-name="P29">20191016 document created</text:p>
      <text:h text:style-name="P34" text:outline-level="1">Must have</text:h>
      <text:p text:style-name="P1"/>
      <text:p text:style-name="P4"><text:span text:style-name="T1">M.1<text:tab/><text:tab/>Application – functionality</text:span></text:p>
      <text:p text:style-name="P11">M.1.1<text:tab/><text:tab/><text:span text:style-name="T2">Customer</text:span></text:p>
      <text:p text:style-name="P2">M.1.1.1<text:tab/>customer – order drink and/or snack</text:p>
      <text:p text:style-name="P2">M.1.1.2<text:tab/>customer – see what they have ordered</text:p>
      <text:p text:style-name="P2">M.1.1.3<text:tab/>customer – add to current order</text:p>
      <text:p text:style-name="P2">M.1.1.4<text:tab/>customer – cancel order</text:p>
      <text:p text:style-name="P11">M.1.2<text:tab/><text:tab/><text:span text:style-name="T2">Admin</text:span></text:p>
      <text:p text:style-name="P2">M.1.2.1<text:tab/>admin – enter details of drinks and/or snacks for sale</text:p>
      <text:p text:style-name="P2">M.1.2.2<text:tab/>admin – get details of drinks and snacks for sale</text:p>
      <text:p text:style-name="P2">M.1.2.3<text:tab/>admin – see customer orders</text:p>
      <text:p text:style-name="P2">M.1.2.4<text:tab/>admin – edit details of drinks and snacks for sale</text:p>
      <text:p text:style-name="P2">M.1.2.5<text:tab/>admin – withdraw drinks and snacks for sale</text:p>
      <text:p text:style-name="P14">M.1.3<text:tab/><text:tab/>Customer and Admin</text:p>
      <text:p text:style-name="P17">M.1.3.1<text:tab/><text:span text:style-name="T13">CandA – </text:span>Does not crash</text:p>
      <text:p text:style-name="P2"/>
      <text:p text:style-name="P5">M.2<text:tab/><text:tab/>Application – visuals</text:p>
      <text:p text:style-name="P13">M.2.1<text:tab/><text:tab/>Customer</text:p>
      <text:p text:style-name="P13">M.2.2<text:tab/><text:tab/>Admin</text:p>
      <text:p text:style-name="P13">M.2.3<text:tab/><text:tab/>Customer and Admin</text:p>
      <text:p text:style-name="P16">M.2.3.1<text:tab/><text:span text:style-name="T4">CandA – work across different screens e.g. bootstrap</text:span></text:p>
      <text:p text:style-name="P17">M.2.3.2<text:tab/>CandA – accessible</text:p>
      <text:p text:style-name="P17">M.2.3.3<text:tab/>CandA – template pages to look the same</text:p>
      <text:p text:style-name="P17"/>
      <text:p text:style-name="P22">M.3<text:tab/><text:tab/>GitHub</text:p>
      <text:p text:style-name="P23">M.3.1<text:tab/><text:tab/><text:span text:style-name="T8">Application Design Document – LISTED at M.4</text:span></text:p>
      <text:p text:style-name="P26">M.3.2<text:tab/><text:tab/><text:span text:style-name="T9">Application Fact Sheet – LISTED at M.5</text:span></text:p>
      <text:p text:style-name="P28">M.3.3<text:tab/><text:tab/>Commits must be appropriately commented</text:p>
      <text:p text:style-name="P28">M.3.4<text:tab/><text:tab/>readme file must be appropriately completed</text:p>
      <text:p text:style-name="P28">M.3.4.1<text:tab/>include all additional resources</text:p>
      <text:p text:style-name="P28">M.3.5<text:tab/><text:tab/>source code</text:p>
      <text:p text:style-name="P28">M.3.5.1<text:tab/>in separate folders</text:p>
      <text:p text:style-name="P28">M.3.5.2<text:tab/>SQL scripts must be in a folder called SQL</text:p>
      <text:p text:style-name="P28">M.3.5.2.1<text:tab/>include exact export of hosted database</text:p>
      <text:p text:style-name="P28">M.3.6<text:tab/><text:tab/>Prototype Page – LISTED at M.6</text:p>
      <text:p text:style-name="P23"/>
      <text:p text:style-name="P22">M.4<text:tab/><text:tab/>Application Design Document</text:p>
      <text:p text:style-name="P23">M.4.1<text:tab/><text:tab/><text:span text:style-name="T7">Storyboard</text:span></text:p>
      <text:p text:style-name="P25">M.4.2<text:tab/><text:tab/>Entity Relationship Diagram</text:p>
      <text:p text:style-name="P25">M.4.3<text:tab/><text:tab/>UML Diagrams</text:p>
      <text:p text:style-name="P25">M.4.4<text:tab/><text:tab/>Evidence of Web Accessibility Testing <text:span text:style-name="T10">and results</text:span></text:p>
      <text:p text:style-name="P25">M.4.5<text:tab/><text:tab/>Document Settings and Images</text:p>
      <text:p text:style-name="P25">M.4.6<text:tab/><text:tab/>List of feedback from demo sessions</text:p>
      <text:p text:style-name="P25">M.4.6.1<text:tab/>response (actions) to feedback</text:p>
      <text:p text:style-name="P25">M.4.7<text:tab/><text:tab/>URLs to API, webpages and GitHub repo</text:p>
      <text:p text:style-name="P26"><text:soft-page-break/>M.4.8<text:tab/><text:tab/>PDF format</text:p>
      <text:p text:style-name="P27">M.4.9<text:tab/><text:tab/>evidence of using more than one browser</text:p>
      <text:p text:style-name="P28">M.4.10<text:tab/>Uploaded to DLE</text:p>
      <text:p text:style-name="P30">M.4.11<text:tab/><text:span text:style-name="T12">Website Architecture Diagram</text:span></text:p>
      <text:p text:style-name="P30">M.4.12<text:tab/><text:span text:style-name="T12">System Architecture Diagram</text:span></text:p>
      <text:p text:style-name="P30">M.4.13<text:tab/><text:span text:style-name="T12">Class Diagram</text:span></text:p>
      <text:p text:style-name="P26"/>
      <text:p text:style-name="P9">M.5 <text:tab/><text:tab/>Application Fact Sheet</text:p>
      <text:p text:style-name="P26">M.5.1<text:tab/><text:tab/>at least 200 words</text:p>
      <text:p text:style-name="P26">M.5.2<text:tab/><text:tab/>thorough explanation of how the app works</text:p>
      <text:p text:style-name="P26">M.5.3<text:tab/><text:tab/>a list of up to 5 key features</text:p>
      <text:p text:style-name="P26"/>
      <text:p text:style-name="P9">M.6<text:tab/><text:tab/>Gi<text:span text:style-name="T10">t</text:span>Hub Prototype page</text:p>
      <text:p text:style-name="P26">M.6.1<text:tab/><text:tab/>links to YouTube Video – <text:span text:style-name="T11">LISTED at M.7</text:span></text:p>
      <text:p text:style-name="P26">M.6.2<text:tab/><text:tab/>Screenshots of the application</text:p>
      <text:p text:style-name="P26">M.6.2.1<text:tab/>720p to 1080p</text:p>
      <text:p text:style-name="P26">M.6.2.2<text:tab/>only show application</text:p>
      <text:p text:style-name="P26"/>
      <text:p text:style-name="P10">M.7<text:tab/><text:tab/>YouTube Video</text:p>
      <text:p text:style-name="P29">M.7.1<text:tab/><text:tab/>1 to 2 minutes long</text:p>
      <text:p text:style-name="P29">M.7.2<text:tab/><text:tab/>720p to 1080p</text:p>
      <text:p text:style-name="P29">M.7.3<text:tab/><text:tab/>only show application</text:p>
      <text:p text:style-name="P26"/>
      <text:p text:style-name="P26"/>
      <text:p text:style-name="P21"/>
      <text:h text:style-name="P34" text:outline-level="1">Should Have</text:h>
      <text:p text:style-name="P1"/>
      <text:p text:style-name="P7">S.1<text:tab/><text:tab/>Application– functionality</text:p>
      <text:p text:style-name="P12">S.1.1<text:tab/><text:tab/>Customer</text:p>
      <text:p text:style-name="P16">S.1.1.2<text:tab/>customer – secure login</text:p>
      <text:p text:style-name="P16">S.1.1.3<text:tab/>customer – select favourites</text:p>
      <text:p text:style-name="P16">S.1.1.4<text:tab/>customer – have easy access to favourites</text:p>
      <text:p text:style-name="P31">S.1.1.5<text:tab/>customer – Use local storage to customer <text:span text:style-name="T15">doesn't</text:span> require password until pay</text:p>
      <text:p text:style-name="P32">S.1.1.6<text:tab/>customer – can sign up to cafe</text:p>
      <text:p text:style-name="P12">S.1.2<text:tab/><text:tab/>Admin</text:p>
      <text:p text:style-name="P16">S.1.2.1<text:tab/>admin – secure login</text:p>
      <text:p text:style-name="P16">S.1.2.2<text:tab/>admin – create basic bespoke queries from drop down menus</text:p>
      <text:p text:style-name="P16">S.1.2.2.1<text:tab/>admin – select x item and see how many sold each day from y date to z date</text:p>
      <text:p text:style-name="P15">S.1.3<text:tab/><text:tab/>Customer and Admin</text:p>
      <text:p text:style-name="P20"/>
      <text:p text:style-name="P16"/>
      <text:p text:style-name="P6"><text:span text:style-name="T4">S</text:span>.2<text:tab/><text:tab/>Application – visuals</text:p>
      <text:p text:style-name="P14">S.2.1<text:tab/><text:tab/>Customer</text:p>
      <text:p text:style-name="P18">S.2.1.1<text:tab/>customer – contains pictures or products</text:p>
      <text:p text:style-name="P18">S.2.1.2<text:tab/>customer – modal for more product information</text:p>
      <text:p text:style-name="P18">S.2.1.3<text:tab/><text:span text:style-name="T5">customer – voice reading description etc.</text:span></text:p>
      <text:p text:style-name="P14">S.2.2<text:tab/><text:tab/>Admin</text:p>
      <text:p text:style-name="P14">S.2.3<text:tab/><text:tab/>Customer and Admin</text:p>
      <text:p text:style-name="P24"/>
      <text:p text:style-name="P1"/>
      <text:p text:style-name="P21"/>
      <text:h text:style-name="P34" text:outline-level="1">Could Have</text:h>
      <text:p text:style-name="P1"/>
      <text:p text:style-name="P8">C.1<text:tab/><text:tab/>Application<text:span text:style-name="T1">– functionality</text:span></text:p>
      <text:p text:style-name="P12">C.1.1<text:tab/><text:tab/>Customer</text:p>
      <text:p text:style-name="P2">C.1.1.1<text:tab/>customer – sign up/in using google</text:p>
      <text:p text:style-name="P2">C.1.1.2<text:tab/>customer – select <text:span text:style-name="T3">favourites</text:span></text:p>
      <text:p text:style-name="P2">C.1.1.2.1<text:tab/>customer – <text:span text:style-name="T3">favourites</text:span> <text:span text:style-name="T3">have a bigger screen space</text:span></text:p>
      <text:p text:style-name="P16">C.1.1.2.2<text:tab/>customer – one click buy from favourites</text:p>
      <text:p text:style-name="P23">C.1.1.3<text:tab/>customer – get set own colour scheme</text:p>
      <text:p text:style-name="P12">C.1.2<text:tab/><text:tab/>Admin</text:p>
      <text:p text:style-name="P2">C.1.2.1<text:tab/>admin – set minimum stock levels</text:p>
      <text:p text:style-name="P2">C.1.2.2<text:tab/>admin – ordering report</text:p>
      <text:p text:style-name="P2">C.1.2.2.1<text:tab/>admin – script runs every x days</text:p>
      <text:p text:style-name="P2">C.1.2.2.2<text:tab/>admin – presents report of what item needs ordering</text:p>
      <text:p text:style-name="P15">C.1.3<text:tab/><text:tab/>Customer and Admin</text:p>
      <text:p text:style-name="P2"/>
      <text:p text:style-name="P6"><text:span text:style-name="T4">C</text:span>.2<text:tab/><text:tab/>Application – visuals</text:p>
      <text:p text:style-name="P14">C.2.1<text:tab/><text:tab/>Customer</text:p>
      <text:p text:style-name="P14">C.2.2<text:tab/><text:tab/>Admin</text:p>
      <text:p text:style-name="P18">C.2.2.1<text:tab/>contains pictures or products</text:p>
      <text:p text:style-name="P18">C.2.2.2<text:tab/>modal for charts</text:p>
      <text:p text:style-name="P14">C.2.3<text:tab/><text:tab/>Customer and Admin</text:p>
      <text:p text:style-name="P19"/>
      <text:p text:style-name="P1"/>
      <text:p text:style-name="P21"/>
      <text:h text:style-name="P34" text:outline-level="1">Wont Have</text:h>
      <text:p text:style-name="P1"/>
      <text:p text:style-name="P11">W.1<text:tab/><text:tab/>Application</text:p>
      <text:p text:style-name="P1">W.1.1<text:tab/><text:tab/>functionality for payment.</text:p>
      <text:p text:style-name="P1">W.1.2<text:tab/><text:tab/>functionality for delivery</text:p>
      <text:p text:style-name="P1">W.1.3<text:tab/><text:tab/>functionality for users other than admin and custom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54135" officeooo:paragraph-rsid="0015413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SAD251 Moscow Analysis. Alex Martin</text:p>
      </style:header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3:53:17.191000000</meta:creation-date>
    <dc:date>2019-10-16T23:40:17.562000000</dc:date>
    <meta:editing-duration>PT1H49M37S</meta:editing-duration>
    <meta:editing-cycles>9</meta:editing-cycles>
    <meta:generator>LibreOffice/6.2.7.1$Windows_X86_64 LibreOffice_project/23edc44b61b830b7d749943e020e96f5a7df63bf</meta:generator>
    <meta:document-statistic meta:table-count="0" meta:image-count="0" meta:object-count="0" meta:page-count="6" meta:paragraph-count="116" meta:word-count="571" meta:character-count="3754" meta:non-whitespace-character-count="3201"/>
  </office:meta>
</office:document-meta>
</file>